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bcf7" officeooo:paragraph-rsid="0016bcf7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946" officeooo:paragraph-rsid="00185946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85d53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94e08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a76f" officeooo:paragraph-rsid="0018a76f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94e08" officeooo:paragraph-rsid="00194e08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a19e5" officeooo:paragraph-rsid="001a19e5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6bcf7" officeooo:paragraph-rsid="0016bcf7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bcf7" officeooo:paragraph-rsid="0016bcf7"/>
    </style:style>
    <style:style style:name="P1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officeooo:rsid="0016bcf7" officeooo:paragraph-rsid="0016bcf7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6bcf7" officeooo:paragraph-rsid="0016bcf7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style:text-position="0% 100%" officeooo:rsid="0016bcf7" officeooo:paragraph-rsid="0016bcf7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71ba2" officeooo:paragraph-rsid="00171ba2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8a76f" officeooo:paragraph-rsid="0018a76f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text-position="0% 100%" officeooo:rsid="00185946" officeooo:paragraph-rsid="00185946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a19e5" officeooo:paragraph-rsid="001a19e5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ca49c" officeooo:paragraph-rsid="001ca49c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85d53" officeooo:paragraph-rsid="001ca49c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d6b7d" officeooo:paragraph-rsid="001d6b7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dbca2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ca49c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a19e5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710d" officeooo:paragraph-rsid="001e710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e96b6" officeooo:paragraph-rsid="001e96b6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fde28" officeooo:paragraph-rsid="001fde28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20583e" officeooo:paragraph-rsid="0020583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8a76f"/>
    </style:style>
    <style:style style:name="T4" style:family="text">
      <style:text-properties officeooo:rsid="00194e08"/>
    </style:style>
    <style:style style:name="T5" style:family="text">
      <style:text-properties officeooo:rsid="001ca49c"/>
    </style:style>
    <style:style style:name="T6" style:family="text">
      <style:text-properties officeooo:rsid="001dbca2"/>
    </style:style>
    <style:style style:name="T7" style:family="text">
      <style:text-properties officeooo:rsid="001e96b6"/>
    </style:style>
    <style:style style:name="T8" style:family="text">
      <style:text-properties officeooo:rsid="001fde28"/>
    </style:style>
    <style:style style:name="T9" style:family="text">
      <style:text-properties officeooo:rsid="001a19e5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officeooo:rsid="0020583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20583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десь будет некоторая теория по математическому анализу, необходимая для проекта.</text:p>
      <text:p text:style-name="P1"/>
      <text:p text:style-name="P1">1. Сходимость функционального ряда.</text:p>
      <text:p text:style-name="P1">Функциональный ряд </text:p>
      <text:p text:style-name="P10"><draw:frame draw:style-name="fr2" draw:name="Object1" text:anchor-type="as-char" svg:y="-0.2201in" svg:width="1.1098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2807in" svg:width="1.1764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- частичная сумма функционального ряда.</text:p>
      <text:p text:style-name="P1"/>
      <text:p text:style-name="P1">Сходимость в мат<text:span text:style-name="T7">ематическом </text:span>ан<text:span text:style-name="T7">ализе</text:span> – это наличие конечного предела у числовой последовательности, суммы бесконечного ряда, несобственного интеграла или бесконечного произведения.</text:p>
      <text:p text:style-name="P1">Ряд называется сходящимся поточечно, если последовательность S<text:span text:style-name="T1">n</text:span><text:span text:style-name="T2">(x) его частичных сумм сходится поточечно.</text:span></text:p>
      <text:p text:style-name="P1"><text:span text:style-name="T2">Ряд называется сходящимся поточечно, если последовательность S</text:span><text:span text:style-name="T1">n</text:span><text:span text:style-name="T2">(x) его частичных сумм сходится поточечно.</text:span></text:p>
      <text:p text:style-name="P11"/>
      <text:p text:style-name="P11">Необходимое условие сходимости функционального ряда.</text:p>
      <text:p text:style-name="P12"><draw:frame draw:style-name="fr2" draw:name="Object3" text:anchor-type="as-char" svg:y="-0.152in" svg:width="3.748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Строго говоря, при стремлении Un(x) n к бесконечности, отдельный член суммы должен стремиться к 0, тогда сумма S(x) будет стремиться к f(x).</text:p>
      <text:p text:style-name="P11"/>
      <text:p text:style-name="P11">2. Признак Дирихле.</text:p>
      <text:p text:style-name="P1"><text:span text:style-name="T2">Функциональный ряд</text:span><text:span text:style-name="T2"><draw:frame draw:style-name="fr2" draw:name="Object4" text:anchor-type="as-char" svg:y="-0.2201in" svg:width="1.4917in" svg:height="0.3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сходится равномерно, если:</text:span></text:p>
      <text:p text:style-name="P11">1. последовательность действительнозначных функций ak(x) монотонна.</text:p>
      <text:p text:style-name="P13">2. частичные суммы uk(x) равномерно ограничены.</text:p>
      <text:p text:style-name="P13"/>
      <text:p text:style-name="P2"><text:span text:style-name="T2">3. Разложение функции в ряд Фурье </text:span><text:span text:style-name="T3">на периоде [-п, п]</text:span><text:span text:style-name="T2">.</text:span></text:p>
      <text:p text:style-name="P14">Рассмотрим некоторую функцию y = f(x), которая определена по крайней мере на промежутке [-п, п]. Если функция интегрируема на этом промежутке, то ее можно разложить в ряд Фурье. Условия интегрируемости на отрезке соблюдаются, если функция непрерывна на нем (Достаточное условие). Если функция интегрируема на отрезке, то она ограничена на нем (Необходимое условие).</text:p>
      <text:p text:style-name="P15">Итак, формула для разложения функции в ряд фурье</text:p>
      <text:p text:style-name="P2"><draw:frame draw:style-name="fr2" draw:name="Object5" text:anchor-type="as-char" svg:y="-0.2689in" svg:width="2.4898in" svg:height="0.4374in" draw:z-index="4"><draw:object xlink:href="./Object 5" xlink:type="simple" xlink:show="embed" xlink:actuate="onLoad"/><draw:image xlink:href="./ObjectReplacements/Object 5" xlink:type="simple" xlink:show="embed" xlink:actuate="onLoad"/></draw:frame>,</text:p>
      <text:p text:style-name="P3">где коэфициенты вычисляются по формулам:</text:p>
      <text:p text:style-name="P3"><draw:frame draw:style-name="fr2" draw:name="Object6" text:anchor-type="as-char" svg:y="-0.2437in" svg:width="1.1665in" svg:height="0.370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2" draw:name="Object7" text:anchor-type="as-char" svg:y="-0.2437in" svg:width="1.7075in" svg:height="0.370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2" draw:name="Object8" text:anchor-type="as-char" svg:y="-0.2437in" svg:width="1.6827in" svg:height="0.370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>Таким оразом мы разложим функцию f(x) на тригонометрические функции, полином, составленный из которых, будет сходится к функции f(x).</text:p>
      <text:p text:style-name="P3"/>
      <text:p text:style-name="P3"/>
      <text:p text:style-name="P3"/>
      <text:p text:style-name="P3"/>
      <text:p text:style-name="P5">4. <text:s/><text:span text:style-name="T4">Разложение функции в ряд Фурье на произвольном периоде.</text:span></text:p>
      <text:p text:style-name="P6"><text:soft-page-break/>Для произвольного периода разложения T=2l, где l – любое положительное целое число сохраняются те же условия для разложения, но меняются некоторые формулы.</text:p>
      <text:p text:style-name="P6"><draw:frame draw:style-name="fr2" draw:name="Object9" text:anchor-type="as-char" svg:y="-0.2689in" svg:width="2.7902in" svg:height="0.437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где коэфициенты вычисляются по формулам:</text:p>
      <text:p text:style-name="P4"><draw:frame draw:style-name="fr2" draw:name="Object11" text:anchor-type="as-char" svg:y="-0.2925in" svg:width="1.1252in" svg:height="0.4717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><draw:frame draw:style-name="fr2" draw:name="Object12" text:anchor-type="as-char" svg:y="-0.2925in" svg:width="1.8165in" svg:height="0.4717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><draw:frame draw:style-name="fr2" draw:name="Object10" text:anchor-type="as-char" svg:y="-0.2925in" svg:width="1.7917in" svg:height="0.471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Алгоритм и принцип решения остаются тем же.</text:p>
      <text:p text:style-name="P6"/>
      <text:p text:style-name="P22"><text:span text:style-name="T8">5</text:span><text:span text:style-name="T9">. Разложение в ряд </text:span><text:span text:style-name="T5">Ф</text:span><text:span text:style-name="T9">урье четных и нечетных функций.</text:span></text:p>
      <text:p text:style-name="P7">Для четных функций можно обнулить коэфициент bn</text:p>
      <text:p text:style-name="P7">Для нечетных функций можно обнулить коэфициент an</text:p>
      <text:p text:style-name="P7"/>
      <text:p text:style-name="P21"><text:span text:style-name="T8">6</text:span><text:span text:style-name="T5">. </text:span><text:span text:style-name="T8">Интеграл Фурье.</text:span></text:p>
      <text:p text:style-name="P17">Итак, мы знаем, что для разложения функции в ряд Фурье на произвольном промежутке [-l;l], необходимо применять формулу</text:p>
      <text:p text:style-name="P17"><draw:frame draw:style-name="fr2" draw:name="Object13" text:anchor-type="as-char" svg:y="-0.2689in" svg:width="2.7902in" svg:height="0.437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/>(1)</text:p>
      <text:p text:style-name="P17">с подставленными в нее коэфициентами</text:p>
      <text:p text:style-name="P18"><draw:frame draw:style-name="fr2" draw:name="Object15" text:anchor-type="as-char" svg:y="-0.2925in" svg:width="1.1252in" svg:height="0.471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8"><draw:frame draw:style-name="fr2" draw:name="Object16" text:anchor-type="as-char" svg:y="-0.2925in" svg:width="1.8165in" svg:height="0.471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8"><draw:frame draw:style-name="fr2" draw:name="Object14" text:anchor-type="as-char" svg:y="-0.2925in" svg:width="1.7917in" svg:height="0.471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8"/>
      <text:p text:style-name="P17">Теперь явно подставим эти формулы для вычисления коэфициентов в выражение (1).</text:p>
      <text:p text:style-name="P17"/>
      <text:p text:style-name="P17"><draw:frame draw:style-name="fr2" draw:name="Object17" text:anchor-type="as-char" svg:y="-0.4898in" svg:width="5.9835in" svg:height="0.950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9">Преобразуем выражение используя тригонометрические тождества, а также домножим и разделим вторую часть получившегося выражения на pi / pi. Получим:</text:p>
      <text:p text:style-name="P19"><draw:frame draw:style-name="fr1" draw:name="Object18" text:anchor-type="as-char" svg:y="-0.2925in" svg:width="3.3807in" svg:height="0.4717in" draw:z-index="17"><draw:object xlink:href="./Object 18" xlink:type="simple" xlink:show="embed" xlink:actuate="onLoad"/><draw:image xlink:href="./ObjectReplacements/Object 18" xlink:type="simple" xlink:show="embed" xlink:actuate="onLoad"/></draw:frame>(2)</text:p>
      <text:p text:style-name="P19">Теперь предположим, что функция f(x) абсолютно интегрируема, т.е.</text:p>
      <text:p text:style-name="P19"><draw:frame draw:style-name="fr1" draw:name="Object19" text:anchor-type="as-char" svg:y="-0.239in" svg:width="1.202in" svg:height="0.3583in" draw:z-index="18"><draw:object xlink:href="./Object 19" xlink:type="simple" xlink:show="embed" xlink:actuate="onLoad"/><draw:image xlink:href="./ObjectReplacements/Object 19" xlink:type="simple" xlink:show="embed" xlink:actuate="onLoad"/></draw:frame>,(3)</text:p>
      <text:p text:style-name="P19">тогда в равенстве (2) при стремлении l к бесконечности можно пренебречь первым слогаемым, т.к. оно бедут стремиться к нулю, а второе слагаемое можно рассамтривать как интегральную сумму.</text:p>
      <text:p text:style-name="P19"><draw:frame draw:style-name="fr1" draw:name="Object20" text:anchor-type="as-char" svg:y="-0.2201in" svg:width="0.9575in" svg:height="0.38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text:soft-page-break/><text:span text:style-name="T6">для интеграла</text:span></text:p>
      <text:p text:style-name="P20"><draw:frame draw:style-name="fr1" draw:name="Object21" text:anchor-type="as-char" svg:y="-0.2319in" svg:width="0.0791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s/><text:span text:style-name="T6">от функции </text:span><text:span text:style-name="T6"><draw:frame draw:style-name="fr1" draw:name="Object22" text:anchor-type="as-char" svg:y="-0.2925in" svg:width="2.202in" svg:height="0.4717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3">если положить <draw:frame draw:style-name="fr1" draw:name="Object23" text:anchor-type="as-char" svg:y="-0.2437in" svg:width="0.611in" svg:height="0.3929in" draw:z-index="22"><draw:object xlink:href="./Object 23" xlink:type="simple" xlink:show="embed" xlink:actuate="onLoad"/><draw:image xlink:href="./ObjectReplacements/Object 23" xlink:type="simple" xlink:show="embed" xlink:actuate="onLoad"/></draw:frame>, <draw:frame draw:style-name="fr1" draw:name="Object24" text:anchor-type="as-char" svg:y="-0.1571in" svg:width="0.5835in" svg:height="0.3063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3">Поэтому формально в пределе l стремящемуся к бесконечности получим равенство:</text:p>
      <text:p text:style-name="P23"><draw:frame draw:style-name="fr1" draw:name="Object25" text:anchor-type="as-char" svg:y="-0.2437in" svg:width="2.5665in" svg:height="0.4228in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7">(4)</text:span></text:p>
      <text:p text:style-name="P23">Это и есть искомое представлени. Теперь здесь введем обозначения для коэфициентов.</text:p>
      <text:p text:style-name="P23"><draw:frame draw:style-name="fr1" draw:name="Object26" text:anchor-type="as-char" svg:y="-0.2437in" svg:width="1.6902in" svg:height="0.3634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3"><draw:frame draw:style-name="fr1" draw:name="Object27" text:anchor-type="as-char" svg:y="-0.2319in" svg:width="1.5154in" svg:height="0.351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4">Тогда равенство 4 можно переписать в виде, аналогичном ряду Фурье:</text:p>
      <text:p text:style-name="P24"><draw:frame draw:style-name="fr1" draw:name="Object28" text:anchor-type="as-char" svg:y="-0.2319in" svg:width="2.5772in" svg:height="0.411in" draw:z-index="27"><draw:object xlink:href="./Object 28" xlink:type="simple" xlink:show="embed" xlink:actuate="onLoad"/><draw:image xlink:href="./ObjectReplacements/Object 28" xlink:type="simple" xlink:show="embed" xlink:actuate="onLoad"/></draw:frame><text:span text:style-name="T8">(5)</text:span></text:p>
      <text:p text:style-name="P25">Выражение номер 5 и называется интегралом Фурье.</text:p>
      <text:p text:style-name="P25"/>
      <text:p text:style-name="P25">7. Интеграл Фурье в комплексной форме.</text:p>
      <text:p text:style-name="P25">В интегральной формуле Фурье (4) внутренний интеграл представляет собой четную функцию от <text:span text:style-name="T11">λ</text:span><text:span text:style-name="T13">, что позволяет переписать эту формулу в виде:</text:span></text:p>
      <text:p text:style-name="P26"><text:span text:style-name="T12"><draw:frame draw:style-name="fr1" draw:name="Object29" text:anchor-type="as-char" svg:y="-0.2437in" svg:width="2.7063in" svg:height="0.3929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(6)</text:span></text:p>
      <text:p text:style-name="P26"><text:span text:style-name="T12">Далее, вспомним, что f(x) является абсолютно интегрируемой функцией </text:span><text:span text:style-name="T10">λ</text:span><text:span text:style-name="T12">. Поэтому</text:span></text:p>
      <text:p text:style-name="P26"><text:span text:style-name="T12"><draw:frame draw:style-name="fr1" draw:name="Object30" text:anchor-type="as-char" svg:y="-0.2319in" svg:width="1.578in" svg:height="0.3516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6"><text:span text:style-name="T12">Существует и является нечетной функцией </text:span><text:span text:style-name="T10">λ</text:span><text:span text:style-name="T12">. Отсюда</text:span></text:p>
      <text:p text:style-name="P26"><text:span text:style-name="T12"><draw:frame draw:style-name="fr1" draw:name="Object31" text:anchor-type="as-char" svg:y="-0.2437in" svg:width="2.9083in" svg:height="0.392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2">(7)</text:span></text:p>
      <text:p text:style-name="P26"><text:span text:style-name="T12">Теперь прибавим 6 к 7, 7 при этом домножим на -i. Ввиду того, что </text:span><text:span text:style-name="T12"><draw:frame draw:style-name="fr1" draw:name="Object32" text:anchor-type="as-char" svg:y="-0.172in" svg:width="0.079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2">, получим</text:span></text:p>
      <text:p text:style-name="P26"><text:span text:style-name="T12"><draw:frame draw:style-name="fr1" draw:name="Object33" text:anchor-type="as-char" svg:y="-0.2437in" svg:width="2.3339in" svg:height="0.392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6"><text:span text:style-name="T12">Это равенство называется комплексной формулой Фурь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2:42:50.689997845</meta:creation-date>
    <dc:date>2021-09-17T20:30:40.446907537</dc:date>
    <meta:editing-duration>PT7H3M20S</meta:editing-duration>
    <meta:editing-cycles>8</meta:editing-cycles>
    <meta:generator>LibreOffice/6.4.6.2$Linux_X86_64 LibreOffice_project/40$Build-2</meta:generator>
    <meta:document-statistic meta:table-count="0" meta:image-count="0" meta:object-count="33" meta:page-count="3" meta:paragraph-count="71" meta:word-count="477" meta:character-count="3433" meta:non-whitespace-character-count="300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f(x) = sum from{ n=1 } to { infinity } u_k( x)</annotation>
  </semantics>
</math>
</file>

<file path=Object 10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b_n = 1 over l int from { -l } to { l } f( x ) sin({%pi nx} over {l}) dx</annotation>
  </semantics>
</math>
</file>

<file path=Object 11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l int from { -l } to { l } f( x )dx</annotation>
  </semantics>
</math>
</file>

<file path=Object 12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a_n = 1 over l int from { -l } to { l } f( x ) cos({%pi nx} over {l}) dx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frac>
              <mrow>
                <mi>π</mi>
                <mi mathvariant="italic">nx</mi>
              </mrow>
              <mi>l</mi>
            </mfrac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</mrow>
    <annotation encoding="StarMath 5.0">f( x ) sim a_0 over 2 + sum from { n=1 } to { infinity } a_n cos( {%pi nx} over {l} ) + b_n sin( {%pi nx} over {l} ) </annotation>
  </semantics>
</math>
</file>

<file path=Object 14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b_n = 1 over l int from { -l } to { l } f( x ) sin({%pi nx} over {l}) dx</annotation>
  </semantics>
</math>
</file>

<file path=Object 15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l int from { -l } to { l } f( x )dx</annotation>
  </semantics>
</math>
</file>

<file path=Object 16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l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  <mi mathvariant="italic">dx</mi>
    </mrow>
    <annotation encoding="StarMath 5.0">a_n = 1 over l int from { -l } to { l } f( x ) cos({%pi nx} over {l}) dx</annotation>
  </semantics>
</math>
</file>

<file path=Object 1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∼</mo>
              <mfrac>
                <mn>1</mn>
                <mrow>
                  <mn>2</mn>
                  <mi>l</mi>
                </mrow>
              </mfrac>
            </mrow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+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row>
                  <mfrac>
                    <mn>1</mn>
                    <mi>l</mi>
                  </mfrac>
                  <mrow>
                    <munderover>
                      <mo stretchy="false">∫</mo>
                      <mrow>
                        <mo stretchy="false">−</mo>
                        <mi>l</mi>
                      </mrow>
                      <mi>l</mi>
                    </munderover>
                    <mi>f</mi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frac>
                        <mrow>
                          <mi>π</mi>
                          <mi mathvariant="italic">nt</mi>
                        </mrow>
                        <mi>l</mi>
                      </mfrac>
                    </mrow>
                    <mo fence="true" stretchy="false">)</mo>
                  </mrow>
                  <mi mathvariant="italic">dt</mi>
                </mrow>
              </mrow>
            </mrow>
            <mi>cos</mi>
            <mrow>
              <mrow>
                <mo fence="true" stretchy="false">(</mo>
                <mrow>
                  <mfrac>
                    <mrow>
                      <mi>π</mi>
                      <mi mathvariant="italic">nx</mi>
                    </mrow>
                    <mi>l</mi>
                  </mfrac>
                </mrow>
                <mo fence="true" stretchy="false">)</mo>
              </mrow>
              <mo stretchy="false">+</mo>
              <mrow>
                <mfrac>
                  <mn>1</mn>
                  <mi>l</mi>
                </mfrac>
                <mrow>
                  <munderover>
                    <mo stretchy="false">∫</mo>
                    <mrow>
                      <mo stretchy="false">−</mo>
                      <mi>l</mi>
                    </mrow>
                    <mi>l</mi>
                  </munderover>
                  <mi>f</mi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  <mi>sin</mi>
                <mrow>
                  <mo fence="true" stretchy="false">(</mo>
                  <mrow>
                    <mfrac>
                      <mrow>
                        <mi>π</mi>
                        <mi mathvariant="italic">nt</mi>
                      </mrow>
                      <mi>l</mi>
                    </mfrac>
                  </mrow>
                  <mo fence="true" stretchy="false">)</mo>
                </mrow>
                <mi mathvariant="italic">dt</mi>
              </mrow>
            </mrow>
            <mi>sin</mi>
            <mrow>
              <mrow>
                <mo fence="true" stretchy="false">(</mo>
                <mrow>
                  <mfrac>
                    <mrow>
                      <mi>π</mi>
                      <mi mathvariant="italic">nx</mi>
                    </mrow>
                    <mi>l</mi>
                  </mfrac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n>2</mn>
                <mi>l</mi>
              </mrow>
            </mfrac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i mathvariant="italic">dt</mi>
              <mo stretchy="false">+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i mathvariant="normal">∞</mi>
                </munderover>
                <mfrac>
                  <mn>1</mn>
                  <mi>l</mi>
                </mfrac>
              </mrow>
            </mrow>
            <mrow>
              <munderover>
                <mo stretchy="false">∫</mo>
                <mrow>
                  <mo stretchy="false">−</mo>
                  <mi>l</mi>
                </mrow>
                <mi>l</mi>
              </munderover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o fence="true" stretchy="false">[</mo>
              <mrow>
                <mrow>
                  <mi>cos</mi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x</mi>
                        </mrow>
                        <mi>l</mi>
                      </mfrac>
                    </mrow>
                    <mo fence="true" stretchy="false">)</mo>
                  </mrow>
                  <mi>cos</mi>
                  <mrow>
                    <mrow>
                      <mo fence="true" stretchy="false">(</mo>
                      <mrow>
                        <mfrac>
                          <mrow>
                            <mi>π</mi>
                            <mi>n</mi>
                            <mi>t</mi>
                          </mrow>
                          <mi>l</mi>
                        </mfrac>
                      </mrow>
                      <mo fence="true" stretchy="false">)</mo>
                    </mrow>
                    <mo stretchy="false">+</mo>
                    <mi>sin</mi>
                  </mrow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x</mi>
                        </mrow>
                        <mi>l</mi>
                      </mfrac>
                    </mrow>
                    <mo fence="true" stretchy="false">)</mo>
                  </mrow>
                  <mi>sin</mi>
                  <mrow>
                    <mo fence="true" stretchy="false">(</mo>
                    <mrow>
                      <mfrac>
                        <mrow>
                          <mi>π</mi>
                          <mi>n</mi>
                          <mi>t</mi>
                        </mrow>
                        <mi>l</mi>
                      </mfrac>
                    </mrow>
                    <mo fence="true" stretchy="false">)</mo>
                  </mrow>
                </mrow>
              </mrow>
              <mo fence="true" stretchy="false">]</mo>
            </mrow>
            <mi mathvariant="italic">dt</mi>
          </mrow>
        </mtd>
      </mtr>
    </mtable>
    <annotation encoding="StarMath 5.0">f( x ) sim 1 over {2l} int from { -l } to { l } f( t )dt + sum from { n=1 } to { infinity } {1 over l int from { -l } to { l } f( t ) cos({%pi nt} over {l}) dt} cos( {%pi nx} over {l} ) + {1 over l int from { -l } to { l } f( t ) sin({%pi nt} over {l}) dt} sin( {%pi nx} over {l} ) = {  } newline
1 over {2l} int from { -l } to { l } f( t )dt +
sum from { n = 1 } to { infinity } {1 over l} 
int from { -l } to { l } f(t)[ cos({%pi n x} over l) cos({%pi n t} over l) +  sin({%pi n x} over l) sin({%pi n t} over l)] dt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frac>
          <mn>1</mn>
          <mrow>
            <mn>2</mn>
            <mi>l</mi>
          </mrow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n>1</mn>
            <mi>l</mi>
          </mfrac>
        </mrow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frac>
              <mrow>
                <mi>π</mi>
                <mi>n</mi>
              </mrow>
              <mi>l</mi>
            </mfrac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x) sim 1 over {2l} int from { -l } to { l } f( t )dt +
sum from { n = 1 } to { infinity } {1 over l} 
int from { -l } to { l } f(t)cos({%pi n} over l (t-x)) dt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text>|</mtext>
      </mrow>
      <mi>f</mi>
      <mrow>
        <mo fence="true" stretchy="false">(</mo>
        <mrow>
          <mi>x</mi>
        </mrow>
        <mo fence="true" stretchy="false">)</mo>
      </mrow>
      <mtext>|</mtext>
      <mrow>
        <mi mathvariant="italic">dx</mi>
        <mo stretchy="false">&lt;</mo>
        <mrow>
          <mo stretchy="false">+</mo>
          <mi mathvariant="normal">∞</mi>
        </mrow>
      </mrow>
    </mrow>
    <annotation encoding="StarMath 5.0">int  from { - infinity } to { + infinity } "|" f(x) "|"dx &lt; + infinity</annotation>
  </semantics>
</math>
</file>

<file path=Object 2/content.xml><?xml version="1.0" encoding="utf-8"?>
<math xmlns="http://www.w3.org/1998/Math/MathML" display="block">
  <semantics>
    <mrow>
      <msub>
        <mi>S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S_n(x) = sum from{ n=1 } to { n } u_k( x)</annotation>
  </semantics>
</math>
</file>

<file path=Object 20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i>F</mi>
      </mrow>
      <mrow>
        <mo fence="true" stretchy="false">(</mo>
        <mrow>
          <msub>
            <mi>λ</mi>
            <mi>k</mi>
          </msub>
        </mrow>
        <mo fence="true" stretchy="false">)</mo>
      </mrow>
      <mi mathvariant="normal">Δ</mi>
      <mi>λ</mi>
    </mrow>
    <annotation encoding="StarMath 5.0">sum from { k=1 } to { infinity } F( %lambda _k ) %DELTA %lambda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λ</mi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row>
            <mo stretchy="false">−</mo>
            <mi>l</mi>
          </mrow>
          <mi>l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%lambda ) = 1 over %pi int from { -l } to { l } f( t ) cos( %lambda (t - x) )dt</annotation>
  </semantics>
</math>
</file>

<file path=Object 23/content.xml><?xml version="1.0" encoding="utf-8"?>
<math xmlns="http://www.w3.org/1998/Math/MathML" display="block">
  <semantics>
    <mrow>
      <msub>
        <mi>λ</mi>
        <mi>k</mi>
      </msub>
      <mo stretchy="false">=</mo>
      <mfrac>
        <mrow>
          <mi>n</mi>
          <mi>π</mi>
        </mrow>
        <mi>l</mi>
      </mfrac>
    </mrow>
    <annotation encoding="StarMath 5.0">%lambda_k={ n %pi } over l</annotation>
  </semantics>
</math>
</file>

<file path=Object 24/content.xml><?xml version="1.0" encoding="utf-8"?>
<math xmlns="http://www.w3.org/1998/Math/MathML" display="block">
  <semantics>
    <mrow>
      <mi mathvariant="normal">Δ</mi>
      <mrow>
        <mi>λ</mi>
        <mo stretchy="false">=</mo>
        <mfrac>
          <mi>π</mi>
          <mi>l</mi>
        </mfrac>
      </mrow>
    </mrow>
    <annotation encoding="StarMath 5.0">%DELTA %lambda = %pi over l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n>0</mn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x ) = 1 over %pi int from { 0 } to { infinity } d%lambda int from { -infinity } to { infinity } f( t ) cos( %lambda (t - x) ) dt</annotation>
  </semantics>
</math>
</file>

<file path=Object 26/content.xml><?xml version="1.0" encoding="utf-8"?>
<math xmlns="http://www.w3.org/1998/Math/MathML" display="block">
  <semantics>
    <mrow>
      <mrow>
        <msub>
          <mi>a</mi>
          <mi>λ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i>t</mi>
          </mrow>
        </mrow>
        <mo fence="true" stretchy="false">)</mo>
      </mrow>
      <mi mathvariant="italic">dt</mi>
    </mrow>
    <annotation encoding="StarMath 5.0">a_%lambda = 1 over %pi int from { - infinity } to { infinity } f( t ) cos( %lambda t )dt</annotation>
  </semantics>
</math>
</file>

<file path=Object 27/content.xml><?xml version="1.0" encoding="utf-8"?>
<math xmlns="http://www.w3.org/1998/Math/MathML" display="block">
  <semantics>
    <mrow>
      <mrow>
        <msub>
          <mi>a</mi>
          <mi>λ</mi>
        </msub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i>t</mi>
          </mrow>
        </mrow>
        <mo fence="true" stretchy="false">)</mo>
      </mrow>
      <mi mathvariant="italic">dt</mi>
    </mrow>
    <annotation encoding="StarMath 5.0">a_%lambda = int from { - infinity } to { infinity } f( t ) sin( %lambda t )dt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0</mn>
            <mi mathvariant="normal">∞</mi>
          </munderover>
          <mrow>
            <mo fence="true" stretchy="false">(</mo>
            <mrow>
              <mrow>
                <msub>
                  <mi>a</mi>
                  <mi>λ</mi>
                </msub>
                <mi>cos</mi>
                <mrow>
                  <mrow>
                    <mo fence="true" stretchy="false">(</mo>
                    <mrow>
                      <mrow>
                        <mi>λ</mi>
                        <mi>x</mi>
                      </mrow>
                    </mrow>
                    <mo fence="true" stretchy="false">)</mo>
                  </mrow>
                  <mo stretchy="false">+</mo>
                  <msub>
                    <mi>b</mi>
                    <mi>λ</mi>
                  </msub>
                </mrow>
                <mi>sin</mi>
                <mrow>
                  <mo fence="true" stretchy="false">(</mo>
                  <mrow>
                    <mrow>
                      <mi>λ</mi>
                      <mi>x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i>d</mi>
      <mi>λ</mi>
    </mrow>
    <annotation encoding="StarMath 5.0">f( x ) = int from { 0 } to { infinity } ( a_%lambda cos(%lambda x) + b_%lambda sin(%lambda x))d%lambda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cos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f( x ) = 1 over {2%pi} int from { - infinity } to { infinity } d%lambda int from { -infinity } to { infinity } f( t ) cos( %lambda (t - x) ) dt</annotation>
  </semantics>
</math>
</file>

<file path=Object 3/content.xml><?xml version="1.0" encoding="utf-8"?>
<math xmlns="http://www.w3.org/1998/Math/MathML" display="block">
  <semantics>
    <mrow>
      <mo stretchy="false">∀</mo>
      <mi mathvariant="italic">eps</mi>
      <mtext> </mtext>
      <mo stretchy="false">∃</mo>
      <msub>
        <mi>n</mi>
        <mn>0</mn>
      </msub>
      <mrow>
        <mrow>
          <mo fence="true" stretchy="false">(</mo>
          <mrow>
            <mi mathvariant="italic">eps</mi>
          </mrow>
          <mo fence="true" stretchy="false">)</mo>
        </mrow>
        <mo stretchy="false">∈</mo>
        <mi>E</mi>
      </mrow>
      <mi mathvariant="normal">:</mi>
      <mtext> </mtext>
      <mo stretchy="false">∀</mo>
      <mrow>
        <mi>x</mi>
        <mo stretchy="false">∈</mo>
        <mi>X</mi>
      </mrow>
      <mi>,</mi>
      <mtext> </mtext>
      <mo stretchy="false">∀</mo>
      <mrow>
        <mi>n</mi>
        <mo stretchy="false">&gt;</mo>
        <msub>
          <mi>n</mi>
          <mn>0</mn>
        </msub>
      </mrow>
      <mtext>    |</mtext>
      <msub>
        <mi>u</mi>
        <mi>n</mi>
      </msub>
      <mrow>
        <mo fence="true" stretchy="false">(</mo>
        <mrow>
          <mi>x</mi>
        </mrow>
        <mo fence="true" stretchy="false">)</mo>
      </mrow>
      <mrow>
        <mtext>|</mtext>
        <mo stretchy="false">&lt;</mo>
        <mi mathvariant="italic">eps</mi>
      </mrow>
    </mrow>
    <annotation encoding="StarMath 5.0">forall eps " " exists n_0( eps ) in E : " " forall x in X, " " forall n &gt; n_0 "    |" u_n(x) "|" &lt; eps </annotation>
  </semantics>
</math>
</file>

<file path=Object 30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int from { -infinity } to { infinity } f( t ) sin( %lambda (t - x) ) dt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i>sin</mi>
      <mrow>
        <mo fence="true" stretchy="false">(</mo>
        <mrow>
          <mrow>
            <mi>λ</mi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</mrow>
        </mrow>
        <mo fence="true" stretchy="false">)</mo>
      </mrow>
      <mrow>
        <mi mathvariant="italic">dt</mi>
        <mo stretchy="false">=</mo>
        <mn>0</mn>
      </mrow>
    </mrow>
    <annotation encoding="StarMath 5.0">f( x ) = 1 over {2%pi} int from { - infinity } to { infinity } d%lambda int from { -infinity } to { infinity } f( t ) sin( %lambda (t - x) ) dt = 0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d</mi>
      </mrow>
      <mi>λ</mi>
      <mrow>
        <munderover>
          <mo stretchy="false">∫</mo>
          <mrow>
            <mo stretchy="false">−</mo>
            <mi mathvariant="normal">∞</mi>
          </mrow>
          <mi mathvariant="normal">∞</mi>
        </munderover>
        <mi>f</mi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i</mi>
          </mrow>
          <mi>λ</mi>
          <mrow>
            <mo fence="true" stretchy="false">(</mo>
            <mrow>
              <mrow>
                <mi>t</mi>
                <mo stretchy="false">−</mo>
                <mi>x</mi>
              </mrow>
            </mrow>
            <mo fence="true" stretchy="false">)</mo>
          </mrow>
        </mrow>
      </msup>
      <mi mathvariant="italic">dt</mi>
    </mrow>
    <annotation encoding="StarMath 5.0">f( x ) = 1 over {2%pi} int from { - infinity } to { infinity } d%lambda int from { -infinity } to { infinity } f( t ) e^{-i%lambda(t - x)} dt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a</mi>
            <mi>k</mi>
          </msub>
        </mrow>
      </mrow>
      <mrow>
        <mo fence="true" stretchy="false">(</mo>
        <mrow>
          <mi>x</mi>
        </mrow>
        <mo fence="true" stretchy="false">)</mo>
      </mrow>
      <msub>
        <mi>u</mi>
        <mi>k</mi>
      </msub>
      <mrow>
        <mo fence="true" stretchy="false">(</mo>
        <mrow>
          <mi>x</mi>
        </mrow>
        <mo fence="true" stretchy="false">)</mo>
      </mrow>
    </mrow>
    <annotation encoding="StarMath 5.0">f(x) = sum from{ n=1 } to { infinity } a_k(x)u_k( x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i mathvariant="italic">nx</mi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i mathvariant="italic">nx</mi>
        </mrow>
        <mo fence="true" stretchy="false">)</mo>
      </mrow>
    </mrow>
    <annotation encoding="StarMath 5.0">f( x ) sim a_0 over 2 + sum from { n=1 } to { infinity } a_n cos( nx ) + b_n sin( nx ) </annotation>
  </semantics>
</math>
</file>

<file path=Object 6/content.xml><?xml version="1.0" encoding="utf-8"?>
<math xmlns="http://www.w3.org/1998/Math/MathML" display="block">
  <semantics>
    <mrow>
      <mrow>
        <msub>
          <mi>a</mi>
          <mn>0</mn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a_0 = 1 over %pi int from { -%pi } to { %pi } f( x )dx</annotation>
  </semantics>
</math>
</file>

<file path=Object 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a_n = 1 over %pi int from { -%pi } to { %pi } f( x ) cos(nx) dx</annotation>
  </semantics>
</math>
</file>

<file path=Object 8/content.xml><?xml version="1.0" encoding="utf-8"?>
<math xmlns="http://www.w3.org/1998/Math/MathML" display="block">
  <semantics>
    <mrow>
      <mrow>
        <msub>
          <mi>b</mi>
          <mi>n</mi>
        </msub>
        <mo stretchy="false">=</mo>
        <mfrac>
          <mn>1</mn>
          <mi>π</mi>
        </mfrac>
      </mrow>
      <mrow>
        <munderover>
          <mo stretchy="false">∫</mo>
          <mrow>
            <mo stretchy="false">−</mo>
            <mi>π</mi>
          </mrow>
          <mi>π</mi>
        </munderover>
        <mi>f</mi>
      </mrow>
      <mrow>
        <mo fence="true" stretchy="false">(</mo>
        <mrow>
          <mi>x</mi>
        </mrow>
        <mo fence="true" stretchy="false">)</mo>
      </mrow>
      <mi>sin</mi>
      <mrow>
        <mo fence="true" stretchy="false">(</mo>
        <mrow>
          <mi mathvariant="italic">nx</mi>
        </mrow>
        <mo fence="true" stretchy="false">)</mo>
      </mrow>
      <mi mathvariant="italic">dx</mi>
    </mrow>
    <annotation encoding="StarMath 5.0">b_n = 1 over %pi int from { -%pi } to { %pi } f( x ) sin(nx) dx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∼</mo>
        <mrow>
          <mfrac>
            <msub>
              <mi>a</mi>
              <mn>0</mn>
            </msub>
            <mn>2</mn>
          </mfrac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sub>
              <mi>a</mi>
              <mi>n</mi>
            </msub>
          </mrow>
        </mrow>
      </mrow>
      <mi>cos</mi>
      <mrow>
        <mrow>
          <mo fence="true" stretchy="false">(</mo>
          <mrow>
            <mfrac>
              <mrow>
                <mi>π</mi>
                <mi mathvariant="italic">nx</mi>
              </mrow>
              <mi>l</mi>
            </mfrac>
          </mrow>
          <mo fence="true" stretchy="false">)</mo>
        </mrow>
        <mo stretchy="false">+</mo>
        <msub>
          <mi>b</mi>
          <mi>n</mi>
        </msub>
      </mrow>
      <mi>sin</mi>
      <mrow>
        <mo fence="true" stretchy="false">(</mo>
        <mrow>
          <mfrac>
            <mrow>
              <mi>π</mi>
              <mi mathvariant="italic">nx</mi>
            </mrow>
            <mi>l</mi>
          </mfrac>
        </mrow>
        <mo fence="true" stretchy="false">)</mo>
      </mrow>
    </mrow>
    <annotation encoding="StarMath 5.0">f( x ) sim a_0 over 2 + sum from { n=1 } to { infinity } a_n cos( {%pi nx} over {l} ) + b_n sin( {%pi nx} over {l} ) </annotation>
  </semantics>
</math>
</file>